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cm" fo:min-width="0cm" draw:shadow="hidden"/>
    </style:style>
    <style:style style:name="gr2" style:family="graphic" style:parent-style-name="standard">
      <style:graphic-properties draw:marker-end="Arrow" draw:marker-end-width="0.3cm" draw:fill="none" draw:textarea-horizontal-align="center" draw:textarea-vertical-align="middl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93cm"/>
    </style:style>
    <style:style style:name="gr6" style:family="graphic" style:parent-style-name="standard">
      <style:graphic-properties draw:stroke="none" svg:stroke-color="#000000" draw:fill="none" draw:fill-color="#ffffff" fo:min-height="0.245cm"/>
    </style:style>
    <style:style style:name="gr7" style:family="graphic" style:parent-style-name="standard">
      <style:graphic-properties draw:fill="solid" draw:fill-color="#000000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33cm"/>
    </style:style>
    <style:style style:name="gr9" style:family="graphic" style:parent-style-name="standard">
      <style:graphic-properties draw:stroke="none" svg:stroke-color="#000000" draw:fill="none" draw:fill-color="#ffffff" fo:min-height="0.377cm"/>
    </style:style>
    <style:style style:name="gr10" style:family="graphic" style:parent-style-name="standard">
      <style:graphic-properties draw:stroke="none" svg:stroke-color="#000000" draw:fill="none" draw:fill-color="#ffffff" fo:min-height="0.378cm"/>
    </style:style>
    <style:style style:name="gr11" style:family="graphic" style:parent-style-name="standard">
      <style:graphic-properties draw:fill="none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285cm"/>
    </style:style>
    <style:style style:name="gr13" style:family="graphic" style:parent-style-name="standard">
      <style:graphic-properties draw:stroke="none" svg:stroke-color="#000000" draw:fill="none" draw:fill-color="#ffffff" fo:min-height="0.321cm"/>
    </style:style>
    <style:style style:name="gr14" style:family="graphic" style:parent-style-name="standard">
      <style:graphic-properties draw:stroke="none" svg:stroke-color="#000000" draw:fill="none" draw:fill-color="#ffffff" fo:min-height="0.362cm"/>
    </style:style>
    <style:style style:name="gr15" style:family="graphic" style:parent-style-name="standard">
      <style:graphic-properties draw:stroke="none" svg:stroke-color="#000000" draw:fill="none" draw:fill-color="#ffffff" fo:min-height="0.648cm"/>
    </style:style>
    <style:style style:name="gr16" style:family="graphic" style:parent-style-name="standard">
      <style:graphic-properties draw:stroke="none" svg:stroke-color="#000000" draw:fill="none" draw:fill-color="#ffffff" fo:min-height="0.323cm"/>
    </style:style>
    <style:style style:name="gr17" style:family="graphic" style:parent-style-name="standard">
      <style:graphic-properties draw:stroke="none" svg:stroke-color="#000000" draw:fill="none" draw:fill-color="#ffffff" fo:min-height="0.327cm"/>
    </style:style>
    <style:style style:name="gr18" style:family="graphic" style:parent-style-name="standard">
      <style:graphic-properties draw:stroke="none" svg:stroke-color="#000000" draw:fill="none" draw:fill-color="#ffffff" fo:min-height="0.37cm"/>
    </style:style>
    <style:style style:name="P1" style:family="paragraph">
      <style:paragraph-properties fo:margin-left="0cm" fo:margin-right="0cm" fo:text-align="center" fo:text-indent="0cm"/>
      <style:text-properties fo:font-size="8pt" style:font-size-asian="18pt" style:font-size-complex="18pt"/>
    </style:style>
    <style:style style:name="P2" style:family="paragraph">
      <style:paragraph-properties fo:text-align="center"/>
      <style:text-properties fo:font-size="8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id="id1" draw:layer="layout" svg:width="1.691cm" svg:height="1.052cm" svg:x="3.094cm" svg:y="2.929cm">
            <text:p text:style-name="P1">isUsable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id="id2" draw:layer="layout" svg:width="1.954cm" svg:height="1.052cm" svg:x="5.601cm" svg:y="2.939cm">
            <text:p text:style-name="P1">isOutOfOrder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" draw:text-style-name="P1" draw:layer="layout" draw:type="curve" svg:x1="3.939cm" svg:y1="3.981cm" svg:x2="6.578cm" svg:y2="3.991cm" draw:start-shape="id1" draw:start-glue-point="2" draw:end-shape="id2" draw:end-glue-point="2">
            <text:p/>
          </draw:connector>
          <draw:connector draw:style-name="gr2" draw:text-style-name="P1" draw:layer="layout" draw:type="curve" svg:x1="6.578cm" svg:y1="2.939cm" svg:x2="3.939cm" svg:y2="2.929cm" draw:start-shape="id2" draw:start-glue-point="0" draw:end-shape="id1" draw:end-glue-point="0">
            <text:p/>
          </draw:connector>
          <draw:custom-shape draw:style-name="gr3" draw:text-style-name="P2" draw:layer="layout" svg:width="6.816cm" svg:height="2.896cm" svg:x="1.937cm" svg:y="2.17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2049.9332443257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rect draw:style-name="gr4" draw:text-style-name="P1" draw:layer="layout" svg:width="2.776cm" svg:height="0.449cm" svg:x="2.196cm" svg:y="1.725cm">
            <text:p text:style-name="P1">bicycle 1</text:p>
          </draw:rect>
          <draw:frame draw:style-name="gr5" draw:text-style-name="P1" draw:layer="layout" svg:width="1.893cm" svg:height="1.18cm" svg:x="4.39cm" svg:y="2.257cm">
            <draw:text-box>
              <text:p text:style-name="P1">repared</text:p>
            </draw:text-box>
          </draw:frame>
          <draw:frame draw:style-name="gr6" draw:text-style-name="P1" draw:layer="layout" svg:width="1.682cm" svg:height="0.581cm" svg:x="4.325cm" svg:y="4.49cm">
            <draw:text-box>
              <text:p text:style-name="P1">flatTire</text:p>
            </draw:text-box>
          </draw:frame>
        </draw:g>
        <draw:g>
          <draw:g>
            <draw:custom-shape draw:style-name="gr1" draw:text-style-name="P1" draw:id="id3" draw:layer="layout" svg:width="1.954cm" svg:height="1.227cm" svg:x="12.139cm" svg:y="2.979cm">
              <text:p text:style-name="P1">isUsable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1" draw:id="id4" draw:layer="layout" svg:width="2.256cm" svg:height="1.227cm" svg:x="15.034cm" svg:y="2.991cm">
              <text:p text:style-name="P1">isOutOfOrder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2" draw:text-style-name="P1" draw:layer="layout" draw:type="curve" svg:x1="13.116cm" svg:y1="4.206cm" svg:x2="16.162cm" svg:y2="4.218cm" draw:start-shape="id3" draw:start-glue-point="2" draw:end-shape="id4" draw:end-glue-point="2">
              <text:p/>
            </draw:connector>
            <draw:connector draw:style-name="gr2" draw:text-style-name="P1" draw:layer="layout" draw:type="curve" svg:x1="16.162cm" svg:y1="2.991cm" svg:x2="13.116cm" svg:y2="2.979cm" draw:start-shape="id4" draw:start-glue-point="0" draw:end-shape="id3" draw:end-glue-point="0">
              <text:p/>
            </draw:connector>
            <draw:ellipse draw:style-name="gr7" draw:text-style-name="P2" draw:layer="layout" svg:width="0.452cm" svg:height="0.491cm" svg:x="11.123cm" svg:y="3.366cm">
              <text:p/>
            </draw:ellipse>
            <draw:line draw:style-name="gr2" draw:text-style-name="P2" draw:layer="layout" svg:x1="11.451cm" svg:y1="3.626cm" svg:x2="12.118cm" svg:y2="3.626cm">
              <text:p/>
            </draw:line>
            <draw:custom-shape draw:style-name="gr3" draw:text-style-name="P2" draw:layer="layout" svg:width="7.87cm" svg:height="3.376cm" svg:x="10.804cm" svg:y="2.09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2049.9332443257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rect draw:style-name="gr4" draw:text-style-name="P1" draw:layer="layout" svg:width="3.403cm" svg:height="0.523cm" svg:x="11.102cm" svg:y="1.576cm">
              <text:p text:style-name="P1">bicycle 2</text:p>
            </draw:rect>
            <draw:frame draw:style-name="gr8" draw:text-style-name="P1" draw:layer="layout" svg:width="1.173cm" svg:height="0.983cm" svg:x="10.986cm" svg:y="2.955cm">
              <draw:text-box>
                <text:p text:style-name="P1">new</text:p>
              </draw:text-box>
            </draw:frame>
            <draw:frame draw:style-name="gr9" draw:text-style-name="P1" draw:layer="layout" svg:width="2.185cm" svg:height="0.627cm" svg:x="13.637cm" svg:y="2.196cm">
              <draw:text-box>
                <text:p text:style-name="P1">repared</text:p>
              </draw:text-box>
            </draw:frame>
            <draw:frame draw:style-name="gr10" draw:text-style-name="P1" draw:layer="layout" svg:width="1.942cm" svg:height="0.628cm" svg:x="13.738cm" svg:y="4.749cm">
              <draw:text-box>
                <text:p text:style-name="P1">flatTire</text:p>
              </draw:text-box>
            </draw:frame>
          </draw:g>
        </draw:g>
        <draw:g>
          <draw:custom-shape draw:style-name="gr1" draw:text-style-name="P1" draw:id="id5" draw:layer="layout" svg:width="1.812cm" svg:height="1.193cm" svg:x="3.404cm" svg:y="7.531cm">
            <text:p text:style-name="P1">isUsable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id="id6" draw:layer="layout" svg:width="2.093cm" svg:height="1.194cm" svg:x="6.091cm" svg:y="7.542cm">
            <text:p text:style-name="P1">isOutOfOrder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" draw:text-style-name="P1" draw:layer="layout" draw:type="curve" svg:x1="4.31cm" svg:y1="8.724cm" svg:x2="7.137cm" svg:y2="8.736cm" draw:start-shape="id5" draw:start-glue-point="2" draw:end-shape="id6" draw:end-glue-point="2">
            <text:p/>
          </draw:connector>
          <draw:connector draw:style-name="gr2" draw:text-style-name="P1" draw:layer="layout" draw:type="curve" svg:x1="7.137cm" svg:y1="7.542cm" svg:x2="4.31cm" svg:y2="7.531cm" draw:start-shape="id6" draw:start-glue-point="0" draw:end-shape="id5" draw:end-glue-point="0">
            <text:p/>
          </draw:connector>
          <draw:ellipse draw:style-name="gr7" draw:text-style-name="P2" draw:layer="layout" svg:width="0.419cm" svg:height="0.478cm" svg:x="2.461cm" svg:y="7.907cm">
            <text:p/>
          </draw:ellipse>
          <draw:line draw:style-name="gr2" draw:text-style-name="P2" draw:layer="layout" svg:x1="2.766cm" svg:y1="8.161cm" svg:x2="3.385cm" svg:y2="8.161cm">
            <text:p/>
          </draw:line>
          <draw:ellipse draw:style-name="gr7" draw:text-style-name="P2" draw:layer="layout" svg:width="0.419cm" svg:height="0.477cm" svg:x="9.005cm" svg:y="7.792cm">
            <text:p/>
          </draw:ellipse>
          <draw:ellipse draw:style-name="gr11" draw:text-style-name="P2" draw:layer="layout" svg:width="0.562cm" svg:height="0.621cm" svg:x="8.934cm" svg:y="7.726cm">
            <text:p/>
          </draw:ellipse>
          <draw:line draw:style-name="gr2" draw:text-style-name="P2" draw:layer="layout" svg:x1="8.21cm" svg:y1="8.054cm" svg:x2="8.943cm" svg:y2="8.046cm">
            <text:p/>
          </draw:line>
          <draw:custom-shape draw:style-name="gr3" draw:text-style-name="P2" draw:layer="layout" svg:width="7.587cm" svg:height="3.285cm" svg:x="2.165cm" svg:y="6.67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2049.9332443257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rect draw:style-name="gr4" draw:text-style-name="P1" draw:layer="layout" svg:width="3.252cm" svg:height="0.509cm" svg:x="2.442cm" svg:y="6.165cm">
            <text:p text:style-name="P1">bicycle 3</text:p>
          </draw:rect>
          <draw:frame draw:style-name="gr12" draw:text-style-name="P1" draw:layer="layout" svg:width="1.924cm" svg:height="0.581cm" svg:x="7.894cm" svg:y="8.167cm">
            <draw:text-box>
              <text:p text:style-name="P1">withdrew</text:p>
            </draw:text-box>
          </draw:frame>
          <draw:frame draw:style-name="gr13" draw:text-style-name="P1" draw:layer="layout" svg:width="1.275cm" svg:height="0.581cm" svg:x="2.312cm" svg:y="7.42cm">
            <draw:text-box>
              <text:p text:style-name="P1">new</text:p>
            </draw:text-box>
          </draw:frame>
          <draw:frame draw:style-name="gr13" draw:text-style-name="P1" draw:layer="layout" svg:width="2.028cm" svg:height="0.581cm" svg:x="4.793cm" svg:y="6.769cm">
            <draw:text-box>
              <text:p text:style-name="P1">repared</text:p>
            </draw:text-box>
          </draw:frame>
          <draw:frame draw:style-name="gr14" draw:text-style-name="P1" draw:layer="layout" svg:width="1.803cm" svg:height="0.612cm" svg:x="4.887cm" svg:y="9.252cm">
            <draw:text-box>
              <text:p text:style-name="P1">flatTire</text:p>
            </draw:text-box>
          </draw:frame>
        </draw:g>
        <draw:g>
          <draw:custom-shape draw:style-name="gr1" draw:text-style-name="P1" draw:id="id7" draw:layer="layout" svg:width="2.134cm" svg:height="1.212cm" svg:x="2.616cm" svg:y="12.977cm">
            <text:p text:style-name="P1">isUsable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id="id8" draw:layer="layout" svg:width="2.464cm" svg:height="1.211cm" svg:x="5.778cm" svg:y="12.99cm">
            <text:p text:style-name="P1">isOutOfOrder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" draw:text-style-name="P1" draw:layer="layout" draw:type="curve" svg:x1="3.683cm" svg:y1="14.189cm" svg:x2="7.01cm" svg:y2="14.201cm" draw:start-shape="id7" draw:start-glue-point="2" draw:end-shape="id8" draw:end-glue-point="2">
            <text:p/>
          </draw:connector>
          <draw:connector draw:style-name="gr2" draw:text-style-name="P1" draw:layer="layout" draw:type="curve" svg:x1="7.01cm" svg:y1="12.99cm" svg:x2="3.683cm" svg:y2="12.977cm" draw:start-shape="id8" draw:start-glue-point="0" draw:end-shape="id7" draw:end-glue-point="0">
            <text:p/>
          </draw:connector>
          <draw:ellipse draw:style-name="gr7" draw:text-style-name="P2" draw:layer="layout" svg:width="0.492cm" svg:height="0.485cm" svg:x="7.119cm" svg:y="15.098cm">
            <text:p/>
          </draw:ellipse>
          <draw:line draw:style-name="gr2" draw:text-style-name="P2" draw:layer="layout" svg:x1="7.389cm" svg:y1="15.073cm" svg:x2="7.389cm" svg:y2="14.203cm">
            <text:p/>
          </draw:line>
          <draw:ellipse draw:style-name="gr7" draw:text-style-name="P2" draw:layer="layout" svg:width="0.492cm" svg:height="0.485cm" svg:x="9.328cm" svg:y="13.221cm">
            <text:p/>
          </draw:ellipse>
          <draw:ellipse draw:style-name="gr11" draw:text-style-name="P2" draw:layer="layout" svg:width="0.661cm" svg:height="0.632cm" svg:x="9.245cm" svg:y="13.153cm">
            <text:p/>
          </draw:ellipse>
          <draw:line draw:style-name="gr2" draw:text-style-name="P2" draw:layer="layout" svg:x1="8.2cm" svg:y1="13.514cm" svg:x2="9.173cm" svg:y2="13.509cm">
            <text:p/>
          </draw:line>
          <draw:custom-shape draw:style-name="gr3" draw:text-style-name="P2" draw:layer="layout" svg:width="8.593cm" svg:height="3.941cm" svg:x="1.772cm" svg:y="12.10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2049.9332443257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rect draw:style-name="gr4" draw:text-style-name="P1" draw:layer="layout" svg:width="3.828cm" svg:height="0.517cm" svg:x="2.097cm" svg:y="11.592cm">
            <text:p text:style-name="P1">BicycleStatemachine 4</text:p>
          </draw:rect>
          <draw:frame draw:style-name="gr15" draw:text-style-name="P1" draw:layer="layout" svg:width="2.186cm" svg:height="0.898cm" svg:x="7.959cm" svg:y="12.584cm">
            <draw:text-box>
              <text:p text:style-name="P1">withdrew</text:p>
            </draw:text-box>
          </draw:frame>
          <draw:frame draw:style-name="gr16" draw:text-style-name="P1" draw:layer="layout" svg:width="1.833cm" svg:height="0.581cm" svg:x="7.477cm" svg:y="14.605cm">
            <draw:text-box>
              <text:p text:style-name="P1">oldGiven</text:p>
            </draw:text-box>
          </draw:frame>
          <draw:frame draw:style-name="gr17" draw:text-style-name="P1" draw:layer="layout" svg:width="2.386cm" svg:height="0.581cm" svg:x="4.252cm" svg:y="12.205cm">
            <draw:text-box>
              <text:p text:style-name="P1">repared</text:p>
            </draw:text-box>
          </draw:frame>
          <draw:frame draw:style-name="gr18" draw:text-style-name="P1" draw:layer="layout" svg:width="2.121cm" svg:height="0.62cm" svg:x="4.362cm" svg:y="14.726cm">
            <draw:text-box>
              <text:p text:style-name="P1">flatTire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fr" fo:country="FR" style:font-family-asian="'Bitstream Vera Sans'" style:font-pitch-asian="variable" style:font-size-asian="24pt" style:language-asian="none" style:country-asian="none" style:font-family-complex="'Luxi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423cm" fo:margin-bottom="0.454cm" fo:margin-left="0.423cm" fo:margin-right="0.45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meta:creation-date>2006-03-20T12:21:54</meta:creation-date>
    <dc:date>2006-03-21T09:37:35</dc:date>
    <dc:language>fr-FR</dc:language>
    <meta:editing-cycles>9</meta:editing-cycles>
    <meta:editing-duration>PT1H45M45S</meta:editing-duration>
    <meta:user-defined meta:name="Info 1"/>
    <meta:user-defined meta:name="Info 2"/>
    <meta:user-defined meta:name="Info 3"/>
    <meta:user-defined meta:name="Info 4"/>
    <meta:document-statistic meta:object-count="54"/>
  </office:meta>
</office:document-meta>
</file>